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leObj6" manifest:media-type="application/octet-stream"/>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bjectReplacements/OleObj6" manifest:media-type=""/>
  <manifest:file-entry manifest:full-path="ObjectReplacements/OleObj7" manifest:media-type=""/>
  <manifest:file-entry manifest:full-path="ObjectReplacements/OleObj8" manifest:media-type=""/>
  <manifest:file-entry manifest:full-path="OleObj1" manifest:media-type="application/octet-stream"/>
  <manifest:file-entry manifest:full-path="OleObj2" manifest:media-type="application/octet-stream"/>
  <manifest:file-entry manifest:full-path="manifest.rdf" manifest:media-type="application/rdf+xml"/>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7" manifest:media-type="application/octet-stream"/>
  <manifest:file-entry manifest:full-path="OleObj8"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nsolas" svg:font-family="Consola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00%" fo:text-align="start" style:justify-single-word="false"/>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8pt" fo:font-weight="bold" fo:background-color="transparent" style:font-name-asian="Calibri1" style:font-name-complex="Calibri1"/>
    </style:style>
    <style:style style:name="P4" style:family="paragraph" style:parent-style-name="Standard">
      <style:paragraph-properties fo:margin-top="0cm" fo:margin-bottom="0.353cm" loext:contextual-spacing="false" fo:line-height="100%" fo:text-align="start" style:justify-single-word="false"/>
      <style:text-properties style:use-window-font-color="true" style:font-name="Calibri1" fo:font-size="18pt" fo:font-weight="bold"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fo:color="#0000ff" style:font-name="Consolas" fo:font-size="9.5pt" fo:font-weight="normal" fo:background-color="transparent" style:font-name-asian="Consolas" style:font-name-complex="Consolas"/>
    </style:style>
    <style:style style:name="P6" style:family="paragraph" style:parent-style-name="Standard">
      <style:paragraph-properties fo:margin-top="0cm" fo:margin-bottom="0.353cm" loext:contextual-spacing="false" fo:line-height="100%" fo:text-align="start" style:justify-single-word="false"/>
      <style:text-properties fo:color="#0000ff" style:font-name="Consolas" fo:font-size="9.5pt" fo:font-weight="normal" fo:background-color="transparent" style:font-name-asian="Consolas" style:font-name-complex="Consolas"/>
    </style:style>
    <style:style style:name="P7" style:family="paragraph" style:parent-style-name="Standard">
      <style:paragraph-properties fo:margin-top="0cm" fo:margin-bottom="0.353cm" loext:contextual-spacing="false" fo:line-height="115%" fo:text-align="start" style:justify-single-word="false"/>
      <style:text-properties fo:color="#000000" style:font-name="Consolas" fo:font-size="9.5pt" fo:font-weight="normal" fo:background-color="transparent" style:font-name-asian="Consolas" style:font-name-complex="Consolas"/>
    </style:style>
    <style:style style:name="P8" style:family="paragraph" style:parent-style-name="Standard">
      <style:paragraph-properties fo:margin-top="0cm" fo:margin-bottom="0.353cm" loext:contextual-spacing="false" fo:line-height="100%" fo:text-align="start" style:justify-single-word="false"/>
      <style:text-properties fo:color="#000000" style:font-name="Consolas" fo:font-size="9.5pt" fo:font-weight="normal" fo:background-color="transparent" style:font-name-asian="Consolas" style:font-name-complex="Consolas"/>
    </style:style>
    <style:style style:name="T1" style:family="text">
      <style:text-properties style:use-window-font-color="true" style:font-name="Calibri1" fo:font-size="18pt" fo:font-weight="bold" fo:background-color="transparent" loext:char-shading-value="0" style:font-name-asian="Calibri1" style:font-name-complex="Calibri1"/>
    </style:style>
    <style:style style:name="T2" style:family="text">
      <style:text-properties fo:color="#008000" style:font-name="Consolas" fo:font-size="9.5pt" fo:font-weight="normal" fo:background-color="transparent" loext:char-shading-value="0" style:font-name-asian="Consolas" style:font-name-complex="Consolas"/>
    </style:style>
    <style:style style:name="T3" style:family="text">
      <style:text-properties fo:color="#000000" style:font-name="Consolas" fo:font-size="9.5pt" fo:font-weight="normal" fo:background-color="transparent" loext:char-shading-value="0" style:font-name-asian="Consolas" style:font-name-complex="Consolas"/>
    </style:style>
    <style:style style:name="T4" style:family="text">
      <style:text-properties fo:color="#0000ff" style:font-name="Consolas" fo:font-size="9.5pt" fo:font-weight="normal" fo:background-color="transparent" loext:char-shading-value="0" style:font-name-asian="Consolas" style:font-name-complex="Consolas"/>
    </style:style>
    <style:style style:name="T5" style:family="text">
      <style:text-properties fo:color="#808080" style:font-name="Consolas" fo:font-size="9.5pt" fo:font-weight="normal" fo:background-color="transparent" loext:char-shading-value="0" style:font-name-asian="Consolas" style:font-name-complex="Consolas"/>
    </style:style>
    <style:style style:name="T6" style:family="text">
      <style:text-properties fo:color="#ff00ff" style:font-name="Consolas" fo:font-size="9.5pt" fo:font-weight="normal" fo:background-color="transparent" loext:char-shading-value="0" style:font-name-asian="Consolas" style:font-name-complex="Consolas"/>
    </style:style>
    <style:style style:name="T7" style:family="text">
      <style:text-properties fo:color="#ff0000" style:font-name="Consolas" fo:font-size="9.5pt" fo:font-weight="normal" fo:background-color="transparent" loext:char-shading-value="0" style:font-name-asian="Consolas" style:font-name-complex="Consolas"/>
    </style:style>
    <style:style style:name="fr1" style:family="graphic" style:parent-style-name="OLE">
      <style:graphic-properties style:vertical-pos="top" style:vertical-rel="baseline"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4 : Create Stored procedure in Northwind database to insert or update a record in a table</text:p>
      <text:p text:style-name="P1"><text:span text:style-name="T2">--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p text:style-name="P1"><text:span text:style-name="T4">CREATE</text:span><text:span text:style-name="T3"> </text:span><text:span text:style-name="T4">PROCEDURE</text:span><text:span text:style-name="T3"> spGetAvgFridge</text:span></text:p>
      <text:p text:style-name="P1"><text:span text:style-name="T3">@id </text:span><text:span text:style-name="T4">nchar</text:span><text:span text:style-name="T5">(</text:span><text:span text:style-name="T3">5</text:span><text:span text:style-name="T5">),</text:span></text:p>
      <text:p text:style-name="P1"><text:span text:style-name="T3">@AvgFridge </text:span><text:span text:style-name="T4">float</text:span><text:span text:style-name="T3"> </text:span><text:span text:style-name="T4">out</text:span></text:p>
      <text:p text:style-name="P5">AS</text:p>
      <text:p text:style-name="P5">BEGIN</text:p>
      <text:p text:style-name="P1"><text:span text:style-name="T3"><text:tab/></text:span><text:span text:style-name="T4">SELECT</text:span><text:span text:style-name="T3"> @AvgFridge</text:span><text:span text:style-name="T5">=</text:span><text:span text:style-name="T6">AVG</text:span><text:span text:style-name="T5">(</text:span><text:span text:style-name="T3">Freight</text:span><text:span text:style-name="T5">)</text:span><text:span text:style-name="T3"> </text:span><text:span text:style-name="T4">FROM</text:span><text:span text:style-name="T3"> ORDERS </text:span><text:span text:style-name="T4">WHERE</text:span><text:span text:style-name="T3"> customerId</text:span><text:span text:style-name="T5">=</text:span><text:span text:style-name="T3">@id</text:span><text:span text:style-name="T5">;</text:span></text:p>
      <text:p text:style-name="P5">END</text:p>
      <text:p text:style-name="P7"/>
      <text:p text:style-name="P1"><text:span text:style-name="T4">DECLARE</text:span><text:span text:style-name="T3"> @AvgFridge </text:span><text:span text:style-name="T4">float</text:span><text:span text:style-name="T5">;</text:span></text:p>
      <text:p text:style-name="P1"><text:span text:style-name="T4">DECLARE</text:span><text:span text:style-name="T3"> @id </text:span><text:span text:style-name="T4">nchar</text:span><text:span text:style-name="T5">(</text:span><text:span text:style-name="T3">5</text:span><text:span text:style-name="T5">);</text:span></text:p>
      <text:p text:style-name="P1"><text:span text:style-name="T4">SET</text:span><text:span text:style-name="T3"> @id</text:span><text:span text:style-name="T5">=</text:span><text:span text:style-name="T7">'ALFKI'</text:span><text:span text:style-name="T5">;</text:span></text:p>
      <text:p text:style-name="P1"><text:span text:style-name="T4">EXECUTE</text:span><text:span text:style-name="T3"> spGetAvgFridge</text:span><text:span text:style-name="T4"> </text:span><text:span text:style-name="T3">@id</text:span><text:span text:style-name="T5">,</text:span><text:span text:style-name="T3">@AvgFridge </text:span><text:span text:style-name="T4">out</text:span><text:span text:style-name="T5">;</text:span></text:p>
      <text:p text:style-name="P1"><text:span text:style-name="T4">print</text:span><text:span text:style-name="T3"> @AvgFridge</text:span><text:span text:style-name="T5">;</text:span></text:p>
      <text:p text:style-name="P2"><draw:frame draw:style-name="fr1" draw:name="1" text:anchor-type="as-char" svg:width="14.658cm" style:rel-width="scale" svg:height="8.308cm" style:rel-height="scale" draw:z-index="0"><draw:object-ole xlink:href="./OleObj1" xlink:type="simple" xlink:show="embed" xlink:actuate="onLoad"/><draw:image xlink:href="./ObjectReplacements/OleObj1" xlink:type="simple" xlink:show="embed" xlink:actuate="onLoad"/></draw:frame></text:p>
      <text:p text:style-name="P2"><text:span text:style-name="T2">--2. write a SQL query to Create Stored procedure in the Northwind database to retrieve Employee Sales by Country</text:span></text:p>
      <text:p text:style-name="P2"><text:span text:style-name="T4">CREATE</text:span><text:span text:style-name="T3"> </text:span><text:span text:style-name="T4">PROCEDURE</text:span><text:span text:style-name="T3"> spGetSalesByCountry</text:span></text:p>
      <text:p text:style-name="P2"><text:soft-page-break/><text:span text:style-name="T3">@Country </text:span><text:span text:style-name="T4">nvarchar</text:span><text:span text:style-name="T5">(</text:span><text:span text:style-name="T3">15</text:span><text:span text:style-name="T5">)</text:span></text:p>
      <text:p text:style-name="P6">AS</text:p>
      <text:p text:style-name="P6">BEGIN</text:p>
      <text:p text:style-name="P2"><text:span text:style-name="T3"><text:tab/></text:span><text:span text:style-name="T4">SELECT</text:span><text:span text:style-name="T3"> </text:span><text:span text:style-name="T5">*</text:span><text:span text:style-name="T3"> </text:span><text:span text:style-name="T4">FROM</text:span><text:span text:style-name="T3"> orders </text:span><text:span text:style-name="T4">WHERE</text:span><text:span text:style-name="T3"> ShipCountry</text:span><text:span text:style-name="T5">=</text:span><text:span text:style-name="T3">@Country</text:span><text:span text:style-name="T5">;</text:span></text:p>
      <text:p text:style-name="P6">END</text:p>
      <text:p text:style-name="P8"/>
      <text:p text:style-name="P2"><text:span text:style-name="T4">DECLARE</text:span><text:span text:style-name="T3"> @Country </text:span><text:span text:style-name="T4">nvarchar</text:span><text:span text:style-name="T5">(</text:span><text:span text:style-name="T3">15</text:span><text:span text:style-name="T5">);</text:span></text:p>
      <text:p text:style-name="P2"><text:span text:style-name="T4">SET</text:span><text:span text:style-name="T3"> @Country</text:span><text:span text:style-name="T5">=</text:span><text:span text:style-name="T7">'USA'</text:span><text:span text:style-name="T5">;</text:span></text:p>
      <text:p text:style-name="P2"><text:span text:style-name="T4">EXECUTE</text:span><text:span text:style-name="T3"> spGetSalesByCountry</text:span><text:span text:style-name="T4"> </text:span><text:span text:style-name="T3">@Country</text:span><text:span text:style-name="T5">;</text:span></text:p>
      <text:p text:style-name="P2"><draw:frame draw:style-name="fr1" draw:name="2" text:anchor-type="as-char" svg:width="14.658cm" style:rel-width="scale" svg:height="9.102cm" style:rel-height="scale" draw:z-index="1"><draw:object-ole xlink:href="./OleObj2" xlink:type="simple" xlink:show="embed" xlink:actuate="onLoad"/><draw:image xlink:href="./ObjectReplacements/OleObj2" xlink:type="simple" xlink:show="embed" xlink:actuate="onLoad"/></draw:frame></text:p>
      <text:p text:style-name="P2"><text:span text:style-name="T2">--3. write a SQL query to Create Stored procedure in the Northwind database to retrieve Sales by Year</text:span></text:p>
      <text:p text:style-name="P2"><text:span text:style-name="T4">CREATE</text:span><text:span text:style-name="T3"> </text:span><text:span text:style-name="T4">PROCEDURE</text:span><text:span text:style-name="T3"> spGetSalesByYear</text:span></text:p>
      <text:p text:style-name="P2"><text:span text:style-name="T3">@year </text:span><text:span text:style-name="T4">int</text:span></text:p>
      <text:p text:style-name="P6">AS</text:p>
      <text:p text:style-name="P6">BEGIN</text:p>
      <text:p text:style-name="P2"><text:span text:style-name="T3"><text:tab/></text:span><text:span text:style-name="T4">SELECT</text:span><text:span text:style-name="T3"> </text:span><text:span text:style-name="T5">*</text:span><text:span text:style-name="T3"> </text:span><text:span text:style-name="T4">FROM</text:span><text:span text:style-name="T3"> orders </text:span><text:span text:style-name="T4">WHERE</text:span><text:span text:style-name="T3"> </text:span><text:span text:style-name="T6">Year</text:span><text:span text:style-name="T5">(</text:span><text:span text:style-name="T3">orderdate</text:span><text:span text:style-name="T5">)=</text:span><text:span text:style-name="T3">@year</text:span><text:span text:style-name="T5">;</text:span></text:p>
      <text:p text:style-name="P6">END</text:p>
      <text:p text:style-name="P8"/>
      <text:p text:style-name="P2"><text:span text:style-name="T4">DROP</text:span><text:span text:style-name="T3"> </text:span><text:span text:style-name="T4">PROCEDURE</text:span><text:span text:style-name="T3"> spGetSalesByYear</text:span><text:span text:style-name="T5">;</text:span></text:p>
      <text:p text:style-name="P8"/>
      <text:p text:style-name="P2"><text:span text:style-name="T4">DECLARE</text:span><text:span text:style-name="T3"> @year </text:span><text:span text:style-name="T4">int</text:span></text:p>
      <text:p text:style-name="P2"><text:span text:style-name="T4">SET</text:span><text:span text:style-name="T3"> @year</text:span><text:span text:style-name="T5">=</text:span><text:span text:style-name="T3">1996</text:span><text:span text:style-name="T5">;</text:span></text:p>
      <text:p text:style-name="P2"><text:soft-page-break/><text:span text:style-name="T4">EXECUTE</text:span><text:span text:style-name="T3"> spGetSalesByYear</text:span><text:span text:style-name="T4"> </text:span><text:span text:style-name="T3">@year</text:span><text:span text:style-name="T5">;</text:span></text:p>
      <text:p text:style-name="P2"><draw:frame draw:style-name="fr1" draw:name="3" text:anchor-type="as-char" svg:width="14.658cm" style:rel-width="scale" svg:height="9.419cm" style:rel-height="scale" draw:z-index="2"><draw:object-ole xlink:href="./OleObj3" xlink:type="simple" xlink:show="embed" xlink:actuate="onLoad"/><draw:image xlink:href="./ObjectReplacements/OleObj3" xlink:type="simple" xlink:show="embed" xlink:actuate="onLoad"/></draw:frame></text:p>
      <text:p text:style-name="P2"><text:span text:style-name="T2">--4. write a SQL query to Create Stored procedure in the Northwind database to retrieve Sales By Category</text:span></text:p>
      <text:p text:style-name="P2"><text:span text:style-name="T4">CREATE</text:span><text:span text:style-name="T3"> </text:span><text:span text:style-name="T4">PROCEDURE</text:span><text:span text:style-name="T3"> spGetSalesByCategory</text:span></text:p>
      <text:p text:style-name="P2"><text:span text:style-name="T3">@Category </text:span><text:span text:style-name="T4">nvarchar</text:span><text:span text:style-name="T5">(</text:span><text:span text:style-name="T3">20</text:span><text:span text:style-name="T5">)</text:span></text:p>
      <text:p text:style-name="P6">AS</text:p>
      <text:p text:style-name="P2"><text:span text:style-name="T4">BEGIN</text:span><text:span text:style-name="T3"><text:tab/></text:span></text:p>
      <text:p text:style-name="P2"><text:span text:style-name="T3"><text:tab/></text:span><text:span text:style-name="T4">SELECT</text:span><text:span text:style-name="T3"> </text:span><text:span text:style-name="T5">*</text:span><text:span text:style-name="T3"> </text:span><text:span text:style-name="T4">FROM</text:span><text:span text:style-name="T3"> Orders </text:span><text:span text:style-name="T4">WHERE</text:span><text:span text:style-name="T3"> OrderID </text:span><text:span text:style-name="T5">in(</text:span></text:p>
      <text:p text:style-name="P2"><text:span text:style-name="T3"><text:tab/></text:span><text:span text:style-name="T4">SELECT</text:span><text:span text:style-name="T3"> OrderId </text:span><text:span text:style-name="T4">FROM</text:span><text:span text:style-name="T3"> [Order Details] </text:span><text:span text:style-name="T4">WHERE</text:span><text:span text:style-name="T3"> ProductID </text:span><text:span text:style-name="T5">in(</text:span></text:p>
      <text:p text:style-name="P2"><text:span text:style-name="T3"><text:tab/></text:span><text:span text:style-name="T4">SELECT</text:span><text:span text:style-name="T3"> ProductID </text:span><text:span text:style-name="T4">FROM</text:span><text:span text:style-name="T3"> Products </text:span><text:span text:style-name="T4">WHERE</text:span><text:span text:style-name="T3"> CategoryID </text:span><text:span text:style-name="T5">in</text:span></text:p>
      <text:p text:style-name="P2"><text:span text:style-name="T4"><text:tab/></text:span><text:span text:style-name="T5">(</text:span><text:span text:style-name="T4">SELECT</text:span><text:span text:style-name="T3"> categoryId </text:span><text:span text:style-name="T4">FROM</text:span><text:span text:style-name="T3"> categories </text:span><text:span text:style-name="T4">WHERE</text:span><text:span text:style-name="T3"> CategoryName</text:span><text:span text:style-name="T5">=</text:span><text:span text:style-name="T3">@Category</text:span><text:span text:style-name="T5">)));</text:span></text:p>
      <text:p text:style-name="P6">END</text:p>
      <text:p text:style-name="P8"/>
      <text:p text:style-name="P2"><text:span text:style-name="T4">DECLARE</text:span><text:span text:style-name="T3"> @Category </text:span><text:span text:style-name="T4">nvarchar</text:span><text:span text:style-name="T5">(</text:span><text:span text:style-name="T3">20</text:span><text:span text:style-name="T5">)</text:span></text:p>
      <text:p text:style-name="P2"><text:span text:style-name="T4">SET</text:span><text:span text:style-name="T3"> @Category</text:span><text:span text:style-name="T5">=</text:span><text:span text:style-name="T7">'Beverages'</text:span><text:span text:style-name="T5">;</text:span></text:p>
      <text:p text:style-name="P2"><text:span text:style-name="T4">EXECUTE</text:span><text:span text:style-name="T3"> spGetSalesByCategory</text:span><text:span text:style-name="T4"> </text:span><text:span text:style-name="T3">@Category</text:span><text:span text:style-name="T5">;</text:span></text:p>
      <text:p text:style-name="P2"><text:soft-page-break/><draw:frame draw:style-name="fr1" draw:name="4" text:anchor-type="as-char" svg:width="14.658cm" style:rel-width="scale" svg:height="9.34cm" style:rel-height="scale" draw:z-index="3"><draw:object-ole xlink:href="./OleObj4" xlink:type="simple" xlink:show="embed" xlink:actuate="onLoad"/><draw:image xlink:href="./ObjectReplacements/OleObj4" xlink:type="simple" xlink:show="embed" xlink:actuate="onLoad"/></draw:frame></text:p>
      <text:p text:style-name="P2"><text:span text:style-name="T2">--5. write a SQL query to Create Stored procedure in the Northwind database to retrieve Ten Most Expensive Products</text:span></text:p>
      <text:p text:style-name="P2"><text:span text:style-name="T4">CREATE</text:span><text:span text:style-name="T3"> </text:span><text:span text:style-name="T4">PROCEDURE</text:span><text:span text:style-name="T3"> spGetTopExpnesiveProducts</text:span></text:p>
      <text:p text:style-name="P6">AS</text:p>
      <text:p text:style-name="P2"><text:span text:style-name="T4">BEGIN</text:span><text:span text:style-name="T3"><text:tab/></text:span></text:p>
      <text:p text:style-name="P2"><text:span text:style-name="T3"><text:tab/></text:span><text:span text:style-name="T4">SELECT</text:span><text:span text:style-name="T3"> </text:span><text:span text:style-name="T4">Top</text:span><text:span text:style-name="T3"> 10 </text:span><text:span text:style-name="T5">*</text:span><text:span text:style-name="T3"> </text:span><text:span text:style-name="T4">FROM</text:span><text:span text:style-name="T3"> Products </text:span><text:span text:style-name="T4">ORDER</text:span><text:span text:style-name="T3"> </text:span><text:span text:style-name="T4">BY</text:span><text:span text:style-name="T3"> UnitPrice </text:span><text:span text:style-name="T4">DESC</text:span><text:span text:style-name="T5">;</text:span></text:p>
      <text:p text:style-name="P6">END</text:p>
      <text:p text:style-name="P8"/>
      <text:p text:style-name="P2"><text:span text:style-name="T4">Execute</text:span><text:span text:style-name="T3"> spGetTopExpnesiveProducts</text:span></text:p>
      <text:p text:style-name="P2"><draw:frame draw:style-name="fr1" draw:name="5" text:anchor-type="as-char" svg:width="14.658cm" style:rel-width="scale" svg:height="9.366cm" style:rel-height="scale" draw:z-index="4"><draw:object-ole xlink:href="./OleObj5" xlink:type="simple" xlink:show="embed" xlink:actuate="onLoad"/><draw:image xlink:href="./ObjectReplacements/OleObj5" xlink:type="simple" xlink:show="embed" xlink:actuate="onLoad"/></draw:frame></text:p>
      <text:p text:style-name="P2"><text:soft-page-break/><text:span text:style-name="T2">--6. write a SQL query to Create Stored procedure in the Northwind database to insert Customer Order Details</text:span></text:p>
      <text:p text:style-name="P2"><text:span text:style-name="T4">CREATE</text:span><text:span text:style-name="T3"> </text:span><text:span text:style-name="T4">PROCEDURE</text:span><text:span text:style-name="T3"> spSetOrderDetails</text:span></text:p>
      <text:p text:style-name="P2"><text:span text:style-name="T3">@CustomerID </text:span><text:span text:style-name="T4">nchar</text:span><text:span text:style-name="T5">(</text:span><text:span text:style-name="T3">5</text:span><text:span text:style-name="T5">),</text:span></text:p>
      <text:p text:style-name="P2"><text:span text:style-name="T3">@EmployeeID </text:span><text:span text:style-name="T4">int</text:span><text:span text:style-name="T5">,</text:span></text:p>
      <text:p text:style-name="P2"><text:span text:style-name="T3">@OrderDate </text:span><text:span text:style-name="T4">datetime</text:span><text:span text:style-name="T5">,</text:span></text:p>
      <text:p text:style-name="P2"><text:span text:style-name="T3">@RequiredDate </text:span><text:span text:style-name="T4">datetime</text:span><text:span text:style-name="T5">,</text:span></text:p>
      <text:p text:style-name="P2"><text:span text:style-name="T3">@ShippedDate </text:span><text:span text:style-name="T4">datetime</text:span><text:span text:style-name="T5">,</text:span></text:p>
      <text:p text:style-name="P2"><text:span text:style-name="T3">@ShipVia </text:span><text:span text:style-name="T4">int</text:span><text:span text:style-name="T5">,</text:span></text:p>
      <text:p text:style-name="P2"><text:span text:style-name="T3">@Freight </text:span><text:span text:style-name="T4">money</text:span><text:span text:style-name="T5">,</text:span></text:p>
      <text:p text:style-name="P2"><text:span text:style-name="T3">@ShipName </text:span><text:span text:style-name="T4">nvarchar</text:span><text:span text:style-name="T5">(</text:span><text:span text:style-name="T3">40</text:span><text:span text:style-name="T5">),</text:span></text:p>
      <text:p text:style-name="P2"><text:span text:style-name="T3">@ShipAddress </text:span><text:span text:style-name="T4">nvarchar</text:span><text:span text:style-name="T5">(</text:span><text:span text:style-name="T3">60</text:span><text:span text:style-name="T5">),</text:span></text:p>
      <text:p text:style-name="P2"><text:span text:style-name="T3">@ShipCity </text:span><text:span text:style-name="T4">nvarchar</text:span><text:span text:style-name="T5">(</text:span><text:span text:style-name="T3">15</text:span><text:span text:style-name="T5">),</text:span></text:p>
      <text:p text:style-name="P2"><text:span text:style-name="T3">@ShipRegion </text:span><text:span text:style-name="T4">nvarchar</text:span><text:span text:style-name="T5">(</text:span><text:span text:style-name="T3">15</text:span><text:span text:style-name="T5">),</text:span></text:p>
      <text:p text:style-name="P2"><text:span text:style-name="T3">@ShipPostalCode </text:span><text:span text:style-name="T4">nvarchar</text:span><text:span text:style-name="T5">(</text:span><text:span text:style-name="T3">10</text:span><text:span text:style-name="T5">),</text:span></text:p>
      <text:p text:style-name="P2"><text:span text:style-name="T3">@ShipCountry </text:span><text:span text:style-name="T4">nvarchar</text:span><text:span text:style-name="T5">(</text:span><text:span text:style-name="T3">15</text:span><text:span text:style-name="T5">)</text:span></text:p>
      <text:p text:style-name="P6">AS</text:p>
      <text:p text:style-name="P2"><text:span text:style-name="T4">BEGIN</text:span><text:span text:style-name="T3"><text:tab/></text:span></text:p>
      <text:p text:style-name="P2"><text:span text:style-name="T4">INSERT</text:span><text:span text:style-name="T3"> </text:span><text:span text:style-name="T4">INTO</text:span><text:span text:style-name="T3"> [dbo]</text:span><text:span text:style-name="T5">.</text:span><text:span text:style-name="T3">[Orders]</text:span></text:p>
      <text:p text:style-name="P2"><text:span text:style-name="T4"><text:s text:c="11"/></text:span><text:span text:style-name="T5">(</text:span><text:span text:style-name="T3">[CustomerID]</text:span></text:p>
      <text:p text:style-name="P2"><text:span text:style-name="T3"><text:s text:c="11"/></text:span><text:span text:style-name="T5">,</text:span><text:span text:style-name="T3">[EmployeeID]</text:span></text:p>
      <text:p text:style-name="P2"><text:span text:style-name="T3"><text:s text:c="11"/></text:span><text:span text:style-name="T5">,</text:span><text:span text:style-name="T3">[OrderDate]</text:span></text:p>
      <text:p text:style-name="P2"><text:span text:style-name="T3"><text:s text:c="11"/></text:span><text:span text:style-name="T5">,</text:span><text:span text:style-name="T3">[RequiredDate]</text:span></text:p>
      <text:p text:style-name="P2"><text:span text:style-name="T3"><text:s text:c="11"/></text:span><text:span text:style-name="T5">,</text:span><text:span text:style-name="T3">[ShippedDate]</text:span></text:p>
      <text:p text:style-name="P2"><text:span text:style-name="T3"><text:s text:c="11"/></text:span><text:span text:style-name="T5">,</text:span><text:span text:style-name="T3">[ShipVia]</text:span></text:p>
      <text:p text:style-name="P2"><text:span text:style-name="T3"><text:s text:c="11"/></text:span><text:span text:style-name="T5">,</text:span><text:span text:style-name="T3">[Freight]</text:span></text:p>
      <text:p text:style-name="P2"><text:span text:style-name="T3"><text:s text:c="11"/></text:span><text:span text:style-name="T5">,</text:span><text:span text:style-name="T3">[ShipName]</text:span></text:p>
      <text:p text:style-name="P2"><text:span text:style-name="T3"><text:s text:c="11"/></text:span><text:span text:style-name="T5">,</text:span><text:span text:style-name="T3">[ShipAddress]</text:span></text:p>
      <text:p text:style-name="P2"><text:span text:style-name="T3"><text:s text:c="11"/></text:span><text:span text:style-name="T5">,</text:span><text:span text:style-name="T3">[ShipCity]</text:span></text:p>
      <text:p text:style-name="P2"><text:span text:style-name="T3"><text:s text:c="11"/></text:span><text:span text:style-name="T5">,</text:span><text:span text:style-name="T3">[ShipRegion]</text:span></text:p>
      <text:p text:style-name="P2"><text:span text:style-name="T3"><text:s text:c="11"/></text:span><text:span text:style-name="T5">,</text:span><text:span text:style-name="T3">[ShipPostalCode]</text:span></text:p>
      <text:p text:style-name="P2"><text:span text:style-name="T3"><text:s text:c="11"/></text:span><text:span text:style-name="T5">,</text:span><text:span text:style-name="T3">[ShipCountry]</text:span><text:span text:style-name="T5">)</text:span></text:p>
      <text:p text:style-name="P2"><text:span text:style-name="T3"><text:s text:c="5"/></text:span><text:span text:style-name="T4">VALUES</text:span><text:span text:style-name="T5">(</text:span></text:p>
      <text:p text:style-name="P2"><text:span text:style-name="T3"><text:s text:c="11"/>@CustomerID</text:span><text:span text:style-name="T5">,</text:span></text:p>
      <text:p text:style-name="P2"><text:span text:style-name="T3"><text:s text:c="11"/>@EmployeeID</text:span><text:span text:style-name="T5">,</text:span></text:p>
      <text:p text:style-name="P2"><text:soft-page-break/><text:span text:style-name="T3"><text:s text:c="11"/>@OrderDate</text:span><text:span text:style-name="T5">,</text:span></text:p>
      <text:p text:style-name="P2"><text:span text:style-name="T3"><text:s text:c="11"/>@RequiredDate</text:span><text:span text:style-name="T5">,</text:span></text:p>
      <text:p text:style-name="P2"><text:span text:style-name="T3"><text:s text:c="11"/>@ShippedDate</text:span><text:span text:style-name="T5">,</text:span></text:p>
      <text:p text:style-name="P2"><text:span text:style-name="T3"><text:s text:c="11"/>@ShipVia</text:span><text:span text:style-name="T5">,</text:span></text:p>
      <text:p text:style-name="P2"><text:span text:style-name="T3"><text:s text:c="11"/>@Freight</text:span><text:span text:style-name="T5">,</text:span></text:p>
      <text:p text:style-name="P2"><text:span text:style-name="T3"><text:s text:c="11"/>@ShipName</text:span><text:span text:style-name="T5">,</text:span></text:p>
      <text:p text:style-name="P2"><text:span text:style-name="T3"><text:s text:c="11"/>@ShipAddress</text:span><text:span text:style-name="T5">,</text:span></text:p>
      <text:p text:style-name="P2"><text:span text:style-name="T3"><text:s text:c="11"/>@ShipCity</text:span><text:span text:style-name="T5">,</text:span></text:p>
      <text:p text:style-name="P2"><text:span text:style-name="T3"><text:s text:c="11"/>@ShipRegion</text:span><text:span text:style-name="T5">,</text:span></text:p>
      <text:p text:style-name="P2"><text:span text:style-name="T3"><text:s text:c="11"/>@ShipPostalCode</text:span><text:span text:style-name="T5">,</text:span></text:p>
      <text:p text:style-name="P2"><text:span text:style-name="T3"><text:s text:c="11"/>@ShipCountry</text:span><text:span text:style-name="T5">)</text:span></text:p>
      <text:p text:style-name="P6">END</text:p>
      <text:p text:style-name="P8"/>
      <text:p text:style-name="P2"><text:span text:style-name="T4">DECLARE</text:span><text:span text:style-name="T3"> @CustomerID </text:span><text:span text:style-name="T4">nchar</text:span><text:span text:style-name="T5">(</text:span><text:span text:style-name="T3">5</text:span><text:span text:style-name="T5">);</text:span></text:p>
      <text:p text:style-name="P2"><text:span text:style-name="T4">DECLARE</text:span><text:span text:style-name="T3"> @EmployeeID </text:span><text:span text:style-name="T4">int</text:span><text:span text:style-name="T5">;</text:span></text:p>
      <text:p text:style-name="P2"><text:span text:style-name="T4">DECLARE</text:span><text:span text:style-name="T3"> @OrderDate </text:span><text:span text:style-name="T4">datetime</text:span><text:span text:style-name="T5">;</text:span></text:p>
      <text:p text:style-name="P2"><text:span text:style-name="T4">DECLARE</text:span><text:span text:style-name="T3"> @RequiredDate </text:span><text:span text:style-name="T4">datetime</text:span><text:span text:style-name="T5">;</text:span></text:p>
      <text:p text:style-name="P2"><text:span text:style-name="T4">DECLARE</text:span><text:span text:style-name="T3"> @ShippedDate </text:span><text:span text:style-name="T4">datetime</text:span><text:span text:style-name="T5">;</text:span></text:p>
      <text:p text:style-name="P2"><text:span text:style-name="T4">DECLARE</text:span><text:span text:style-name="T3"> @ShipVia </text:span><text:span text:style-name="T4">int</text:span><text:span text:style-name="T5">;</text:span></text:p>
      <text:p text:style-name="P2"><text:span text:style-name="T4">DECLARE</text:span><text:span text:style-name="T3"> @Freight </text:span><text:span text:style-name="T4">money</text:span><text:span text:style-name="T5">;</text:span></text:p>
      <text:p text:style-name="P2"><text:span text:style-name="T4">DECLARE</text:span><text:span text:style-name="T3"> @ShipName </text:span><text:span text:style-name="T4">nvarchar</text:span><text:span text:style-name="T5">(</text:span><text:span text:style-name="T3">40</text:span><text:span text:style-name="T5">);</text:span></text:p>
      <text:p text:style-name="P2"><text:span text:style-name="T4">DECLARE</text:span><text:span text:style-name="T3"> @ShipAddress </text:span><text:span text:style-name="T4">nvarchar</text:span><text:span text:style-name="T5">(</text:span><text:span text:style-name="T3">60</text:span><text:span text:style-name="T5">);</text:span></text:p>
      <text:p text:style-name="P2"><text:span text:style-name="T4">DECLARE</text:span><text:span text:style-name="T3"> @ShipCity </text:span><text:span text:style-name="T4">nvarchar</text:span><text:span text:style-name="T5">(</text:span><text:span text:style-name="T3">15</text:span><text:span text:style-name="T5">);</text:span></text:p>
      <text:p text:style-name="P2"><text:span text:style-name="T4">DECLARE</text:span><text:span text:style-name="T3"> @ShipRegion </text:span><text:span text:style-name="T4">nvarchar</text:span><text:span text:style-name="T5">(</text:span><text:span text:style-name="T3">15</text:span><text:span text:style-name="T5">);</text:span></text:p>
      <text:p text:style-name="P2"><text:span text:style-name="T4">DECLARE</text:span><text:span text:style-name="T3"> @ShipPostalCode </text:span><text:span text:style-name="T4">nvarchar</text:span><text:span text:style-name="T5">(</text:span><text:span text:style-name="T3">10</text:span><text:span text:style-name="T5">);</text:span></text:p>
      <text:p text:style-name="P2"><text:span text:style-name="T4">DECLARE</text:span><text:span text:style-name="T3"> @ShipCountry </text:span><text:span text:style-name="T4">nvarchar</text:span><text:span text:style-name="T5">(</text:span><text:span text:style-name="T3">15</text:span><text:span text:style-name="T5">);</text:span></text:p>
      <text:p text:style-name="P2"><text:span text:style-name="T4">SET</text:span><text:span text:style-name="T3"> @CustomerID</text:span><text:span text:style-name="T5">=</text:span><text:span text:style-name="T7">'TOMSP'</text:span><text:span text:style-name="T5">;</text:span></text:p>
      <text:p text:style-name="P2"><text:span text:style-name="T4">SET</text:span><text:span text:style-name="T3"> @EmployeeID</text:span><text:span text:style-name="T5">=</text:span><text:span text:style-name="T3">6</text:span><text:span text:style-name="T5">;</text:span></text:p>
      <text:p text:style-name="P2"><text:span text:style-name="T4">SET</text:span><text:span text:style-name="T3"> @OrderDate</text:span><text:span text:style-name="T5">=</text:span><text:span text:style-name="T7">'1996-07-04 00:00:00.000'</text:span><text:span text:style-name="T5">;</text:span></text:p>
      <text:p text:style-name="P2"><text:span text:style-name="T4">SET</text:span><text:span text:style-name="T3"> @RequiredDate</text:span><text:span text:style-name="T5">=</text:span><text:span text:style-name="T7">'1996-08-01 00:00:00.000'</text:span><text:span text:style-name="T5">;</text:span></text:p>
      <text:p text:style-name="P2"><text:span text:style-name="T4">SET</text:span><text:span text:style-name="T3"> @ShippedDate</text:span><text:span text:style-name="T5">=</text:span><text:span text:style-name="T7">'1996-07-16 00:00:00.000'</text:span><text:span text:style-name="T5">;</text:span></text:p>
      <text:p text:style-name="P2"><text:span text:style-name="T4">SET</text:span><text:span text:style-name="T3"> @ShipVia</text:span><text:span text:style-name="T5">=</text:span><text:span text:style-name="T3">3</text:span><text:span text:style-name="T5">;</text:span></text:p>
      <text:p text:style-name="P2"><text:span text:style-name="T4">SET</text:span><text:span text:style-name="T3"> @Freight</text:span><text:span text:style-name="T5">=</text:span><text:span text:style-name="T3">5</text:span><text:span text:style-name="T5">;</text:span></text:p>
      <text:p text:style-name="P2"><text:span text:style-name="T4">SET</text:span><text:span text:style-name="T3"> @ShipName</text:span><text:span text:style-name="T5">=</text:span><text:span text:style-name="T7">'Frankenversand'</text:span><text:span text:style-name="T5">;</text:span></text:p>
      <text:p text:style-name="P2"><text:soft-page-break/><text:span text:style-name="T4">SET</text:span><text:span text:style-name="T3"> @ShipAddress</text:span><text:span text:style-name="T5">=</text:span><text:span text:style-name="T7">'Berliner Platz 43'</text:span><text:span text:style-name="T5">;</text:span></text:p>
      <text:p text:style-name="P2"><text:span text:style-name="T4">SET</text:span><text:span text:style-name="T3"> @ShipCity</text:span><text:span text:style-name="T5">=</text:span><text:span text:style-name="T7">'München'</text:span><text:span text:style-name="T5">;</text:span></text:p>
      <text:p text:style-name="P2"><text:span text:style-name="T4">SET</text:span><text:span text:style-name="T3"> @ShipRegion</text:span><text:span text:style-name="T5">=NULL;</text:span></text:p>
      <text:p text:style-name="P2"><text:span text:style-name="T4">SET</text:span><text:span text:style-name="T3"> @ShipPostalCode</text:span><text:span text:style-name="T5">=</text:span><text:span text:style-name="T7">'80805'</text:span><text:span text:style-name="T5">;</text:span></text:p>
      <text:p text:style-name="P2"><text:span text:style-name="T4">SET</text:span><text:span text:style-name="T3"> @ShipCountry</text:span><text:span text:style-name="T5">=</text:span><text:span text:style-name="T7">'Brazil'</text:span><text:span text:style-name="T5">;</text:span></text:p>
      <text:p text:style-name="P2"><text:span text:style-name="T4">EXECUTE</text:span><text:span text:style-name="T3"> spSetOrderDetails</text:span><text:span text:style-name="T4"> </text:span><text:span text:style-name="T3">@CustomerID</text:span><text:span text:style-name="T5">,</text:span><text:span text:style-name="T3">@EmployeeID</text:span><text:span text:style-name="T5">,</text:span><text:span text:style-name="T3">@OrderDate</text:span><text:span text:style-name="T5">,</text:span><text:span text:style-name="T3">@RequiredDate</text:span><text:span text:style-name="T5">,</text:span><text:span text:style-name="T3">@ShippedDate</text:span><text:span text:style-name="T5">,</text:span><text:span text:style-name="T3">@ShipVia</text:span><text:span text:style-name="T5">,</text:span><text:span text:style-name="T3">@Freight</text:span><text:span text:style-name="T5">,</text:span><text:span text:style-name="T3">@ShipName</text:span><text:span text:style-name="T5">,</text:span><text:span text:style-name="T3">@ShipAddress</text:span><text:span text:style-name="T5">,</text:span><text:span text:style-name="T3">@ShipCity</text:span><text:span text:style-name="T5">,</text:span><text:span text:style-name="T3">@ShipRegion</text:span><text:span text:style-name="T5">,</text:span><text:span text:style-name="T3">@ShipPostalCode</text:span><text:span text:style-name="T5">,</text:span><text:span text:style-name="T3">@ShipCountry</text:span><text:span text:style-name="T5">;</text:span></text:p>
      <text:p text:style-name="P2"><draw:frame draw:style-name="fr1" draw:name="6" text:anchor-type="as-char" svg:width="14.658cm" style:rel-width="scale" svg:height="9.366cm" style:rel-height="scale" draw:z-index="5"><draw:object-ole xlink:href="./OleObj6" xlink:type="simple" xlink:show="embed" xlink:actuate="onLoad"/><draw:image xlink:href="./ObjectReplacements/OleObj6" xlink:type="simple" xlink:show="embed" xlink:actuate="onLoad"/></draw:frame></text:p>
      <text:p text:style-name="P8"/>
      <text:p text:style-name="P2"><text:span text:style-name="T2">--7. write a SQL query to Create Stored procedure in the Northwind database to update Customer Order DetailS</text:span></text:p>
      <text:p text:style-name="P2"><text:span text:style-name="T4">CREATE</text:span><text:span text:style-name="T3"> </text:span><text:span text:style-name="T4">PROCEDURE</text:span><text:span text:style-name="T3"> spUpdateCustomerById</text:span></text:p>
      <text:p text:style-name="P2"><text:span text:style-name="T3">@CustomerID </text:span><text:span text:style-name="T4">nchar</text:span><text:span text:style-name="T5">(</text:span><text:span text:style-name="T3">5</text:span><text:span text:style-name="T5">),</text:span></text:p>
      <text:p text:style-name="P2"><text:span text:style-name="T3">@CompanyName </text:span><text:span text:style-name="T4">nvarchar</text:span><text:span text:style-name="T5">(</text:span><text:span text:style-name="T3">40</text:span><text:span text:style-name="T5">),</text:span></text:p>
      <text:p text:style-name="P2"><text:span text:style-name="T3">@ContactName </text:span><text:span text:style-name="T4">nvarchar</text:span><text:span text:style-name="T5">(</text:span><text:span text:style-name="T3">30</text:span><text:span text:style-name="T5">),</text:span></text:p>
      <text:p text:style-name="P2"><text:span text:style-name="T3">@ContactTitle </text:span><text:span text:style-name="T4">nvarchar</text:span><text:span text:style-name="T5">(</text:span><text:span text:style-name="T3">30</text:span><text:span text:style-name="T5">),</text:span></text:p>
      <text:p text:style-name="P2"><text:span text:style-name="T3">@Address </text:span><text:span text:style-name="T4">nvarchar</text:span><text:span text:style-name="T5">(</text:span><text:span text:style-name="T3">60</text:span><text:span text:style-name="T5">),</text:span></text:p>
      <text:p text:style-name="P2"><text:span text:style-name="T3">@City </text:span><text:span text:style-name="T4">nvarchar</text:span><text:span text:style-name="T5">(</text:span><text:span text:style-name="T3">15</text:span><text:span text:style-name="T5">),</text:span></text:p>
      <text:p text:style-name="P2"><text:span text:style-name="T3">@Region </text:span><text:span text:style-name="T4">nvarchar</text:span><text:span text:style-name="T5">(</text:span><text:span text:style-name="T3">15</text:span><text:span text:style-name="T5">),</text:span></text:p>
      <text:p text:style-name="P2"><text:span text:style-name="T3">@PostalCode </text:span><text:span text:style-name="T4">nvarchar</text:span><text:span text:style-name="T5">(</text:span><text:span text:style-name="T3">10</text:span><text:span text:style-name="T5">),</text:span></text:p>
      <text:p text:style-name="P2"><text:span text:style-name="T3">@Country </text:span><text:span text:style-name="T4">nvarchar</text:span><text:span text:style-name="T5">(</text:span><text:span text:style-name="T3">15</text:span><text:span text:style-name="T5">),</text:span></text:p>
      <text:p text:style-name="P2"><text:span text:style-name="T3">@Phone </text:span><text:span text:style-name="T4">nvarchar</text:span><text:span text:style-name="T5">(</text:span><text:span text:style-name="T3">24</text:span><text:span text:style-name="T5">),</text:span></text:p>
      <text:p text:style-name="P2"><text:span text:style-name="T3">@Fax </text:span><text:span text:style-name="T4">nvarchar</text:span><text:span text:style-name="T5">(</text:span><text:span text:style-name="T3">24</text:span><text:span text:style-name="T5">)</text:span></text:p>
      <text:p text:style-name="P6"><text:soft-page-break/>AS</text:p>
      <text:p text:style-name="P2"><text:span text:style-name="T4">BEGIN</text:span><text:span text:style-name="T3"><text:tab/></text:span></text:p>
      <text:p text:style-name="P2"><text:span text:style-name="T3"><text:tab/></text:span><text:span text:style-name="T6">UPDATE</text:span><text:span text:style-name="T3"> Customers </text:span><text:span text:style-name="T4">SET</text:span><text:span text:style-name="T3"> </text:span></text:p>
      <text:p text:style-name="P2"><text:span text:style-name="T3"><text:tab/>CompanyName</text:span><text:span text:style-name="T5">=</text:span><text:span text:style-name="T3">@CompanyName</text:span><text:span text:style-name="T5">,</text:span></text:p>
      <text:p text:style-name="P2"><text:span text:style-name="T3"><text:tab/>ContactName</text:span><text:span text:style-name="T5">=</text:span><text:span text:style-name="T3">@ContactName</text:span><text:span text:style-name="T5">,</text:span></text:p>
      <text:p text:style-name="P2"><text:span text:style-name="T3"><text:tab/>ContactTitle</text:span><text:span text:style-name="T5">=</text:span><text:span text:style-name="T3">@ContactTitle</text:span><text:span text:style-name="T5">,</text:span></text:p>
      <text:p text:style-name="P2"><text:span text:style-name="T3"><text:tab/></text:span><text:span text:style-name="T4">Address</text:span><text:span text:style-name="T5">=</text:span><text:span text:style-name="T3">@Address</text:span><text:span text:style-name="T5">,</text:span></text:p>
      <text:p text:style-name="P2"><text:span text:style-name="T3"><text:tab/>City</text:span><text:span text:style-name="T5">=</text:span><text:span text:style-name="T3"> @City</text:span><text:span text:style-name="T5">,</text:span></text:p>
      <text:p text:style-name="P2"><text:span text:style-name="T3"><text:tab/>Region</text:span><text:span text:style-name="T5">=</text:span><text:span text:style-name="T3">@Region</text:span><text:span text:style-name="T5">,</text:span></text:p>
      <text:p text:style-name="P2"><text:span text:style-name="T3"><text:tab/>PostalCode</text:span><text:span text:style-name="T5">=</text:span><text:span text:style-name="T3">@PostalCode</text:span><text:span text:style-name="T5">,</text:span></text:p>
      <text:p text:style-name="P2"><text:span text:style-name="T3"><text:tab/>Country</text:span><text:span text:style-name="T5">=</text:span><text:span text:style-name="T3">@Country</text:span><text:span text:style-name="T5">,</text:span></text:p>
      <text:p text:style-name="P2"><text:span text:style-name="T3"><text:tab/>Phone</text:span><text:span text:style-name="T5">=</text:span><text:span text:style-name="T3">@Phone</text:span><text:span text:style-name="T5">,</text:span></text:p>
      <text:p text:style-name="P2"><text:span text:style-name="T3"><text:tab/>Fax</text:span><text:span text:style-name="T5">=</text:span><text:span text:style-name="T3">@Fax</text:span></text:p>
      <text:p text:style-name="P2"><text:span text:style-name="T3"><text:tab/></text:span><text:span text:style-name="T4">WHERE</text:span><text:span text:style-name="T3"> CustomerID</text:span><text:span text:style-name="T5">=</text:span><text:span text:style-name="T3">@CustomerID</text:span><text:span text:style-name="T5">;</text:span></text:p>
      <text:p text:style-name="P6">END</text:p>
      <text:p text:style-name="P8"/>
      <text:p text:style-name="P2"><text:span text:style-name="T4">DECLARE</text:span><text:span text:style-name="T3"> @CustomerID </text:span><text:span text:style-name="T4">nchar</text:span><text:span text:style-name="T5">(</text:span><text:span text:style-name="T3">5</text:span><text:span text:style-name="T5">);</text:span></text:p>
      <text:p text:style-name="P2"><text:span text:style-name="T4">DECLARE</text:span><text:span text:style-name="T3"> @CompanyName </text:span><text:span text:style-name="T4">nvarchar</text:span><text:span text:style-name="T5">(</text:span><text:span text:style-name="T3">40</text:span><text:span text:style-name="T5">);</text:span></text:p>
      <text:p text:style-name="P2"><text:span text:style-name="T4">DECLARE</text:span><text:span text:style-name="T3"> @ContactName </text:span><text:span text:style-name="T4">nvarchar</text:span><text:span text:style-name="T5">(</text:span><text:span text:style-name="T3">30</text:span><text:span text:style-name="T5">);</text:span></text:p>
      <text:p text:style-name="P2"><text:span text:style-name="T4">DECLARE</text:span><text:span text:style-name="T3"> @ContactTitle </text:span><text:span text:style-name="T4">nvarchar</text:span><text:span text:style-name="T5">(</text:span><text:span text:style-name="T3">30</text:span><text:span text:style-name="T5">);</text:span></text:p>
      <text:p text:style-name="P2"><text:span text:style-name="T4">DECLARE</text:span><text:span text:style-name="T3"> @Address </text:span><text:span text:style-name="T4">nvarchar</text:span><text:span text:style-name="T5">(</text:span><text:span text:style-name="T3">60</text:span><text:span text:style-name="T5">);</text:span></text:p>
      <text:p text:style-name="P2"><text:span text:style-name="T4">DECLARE</text:span><text:span text:style-name="T3"> @City </text:span><text:span text:style-name="T4">nvarchar</text:span><text:span text:style-name="T5">(</text:span><text:span text:style-name="T3">15</text:span><text:span text:style-name="T5">);</text:span></text:p>
      <text:p text:style-name="P2"><text:span text:style-name="T4">DECLARE</text:span><text:span text:style-name="T3"> @Region </text:span><text:span text:style-name="T4">nvarchar</text:span><text:span text:style-name="T5">(</text:span><text:span text:style-name="T3">15</text:span><text:span text:style-name="T5">);</text:span></text:p>
      <text:p text:style-name="P2"><text:span text:style-name="T4">DECLARE</text:span><text:span text:style-name="T3"> @PostalCode </text:span><text:span text:style-name="T4">nvarchar</text:span><text:span text:style-name="T5">(</text:span><text:span text:style-name="T3">10</text:span><text:span text:style-name="T5">);</text:span></text:p>
      <text:p text:style-name="P2"><text:span text:style-name="T4">DECLARE</text:span><text:span text:style-name="T3"> @Country </text:span><text:span text:style-name="T4">nvarchar</text:span><text:span text:style-name="T5">(</text:span><text:span text:style-name="T3">15</text:span><text:span text:style-name="T5">);</text:span></text:p>
      <text:p text:style-name="P2"><text:span text:style-name="T4">DECLARE</text:span><text:span text:style-name="T3"> @Phone </text:span><text:span text:style-name="T4">nvarchar</text:span><text:span text:style-name="T5">(</text:span><text:span text:style-name="T3">24</text:span><text:span text:style-name="T5">);</text:span></text:p>
      <text:p text:style-name="P2"><text:span text:style-name="T4">DECLARE</text:span><text:span text:style-name="T3"> @Fax </text:span><text:span text:style-name="T4">nvarchar</text:span><text:span text:style-name="T5">(</text:span><text:span text:style-name="T3">24</text:span><text:span text:style-name="T5">);</text:span></text:p>
      <text:p text:style-name="P2"><text:span text:style-name="T4">SET</text:span><text:span text:style-name="T3"> @CustomerID</text:span><text:span text:style-name="T5">=</text:span><text:span text:style-name="T7">'CHOPS'</text:span><text:span text:style-name="T5">;</text:span></text:p>
      <text:p text:style-name="P2"><text:span text:style-name="T4">SET</text:span><text:span text:style-name="T3"> @CompanyName</text:span><text:span text:style-name="T5">=</text:span><text:span text:style-name="T7">'Shinchen'</text:span><text:span text:style-name="T5">;</text:span></text:p>
      <text:p text:style-name="P2"><text:span text:style-name="T4">SET</text:span><text:span text:style-name="T3"> @ContactName</text:span><text:span text:style-name="T5">=</text:span><text:span text:style-name="T7">'Siro'</text:span><text:span text:style-name="T5">;</text:span></text:p>
      <text:p text:style-name="P2"><text:span text:style-name="T4">SET</text:span><text:span text:style-name="T3"> @ContactTitle</text:span><text:span text:style-name="T5">=</text:span><text:span text:style-name="T7">'Owner'</text:span><text:span text:style-name="T5">;</text:span></text:p>
      <text:p text:style-name="P2"><text:span text:style-name="T4">SET</text:span><text:span text:style-name="T3"> @Address</text:span><text:span text:style-name="T5">=</text:span><text:span text:style-name="T7">'Furfuri nagar'</text:span><text:span text:style-name="T5">;</text:span></text:p>
      <text:p text:style-name="P2"><text:span text:style-name="T4">SET</text:span><text:span text:style-name="T3"> @City</text:span><text:span text:style-name="T5">=</text:span><text:span text:style-name="T7">'Kasukabe'</text:span><text:span text:style-name="T5">;</text:span></text:p>
      <text:p text:style-name="P2"><text:span text:style-name="T4">SET</text:span><text:span text:style-name="T3"> @Region</text:span><text:span text:style-name="T5">=</text:span><text:span text:style-name="T7">'BC'</text:span><text:span text:style-name="T5">;</text:span></text:p>
      <text:p text:style-name="P2"><text:soft-page-break/><text:span text:style-name="T4">SET</text:span><text:span text:style-name="T3"> @PostalCode</text:span><text:span text:style-name="T5">=</text:span><text:span text:style-name="T7">'00123'</text:span><text:span text:style-name="T5">;</text:span></text:p>
      <text:p text:style-name="P2"><text:span text:style-name="T4">SET</text:span><text:span text:style-name="T3"> @Country</text:span><text:span text:style-name="T5">=</text:span><text:span text:style-name="T7">'Japan'</text:span><text:span text:style-name="T5">;</text:span></text:p>
      <text:p text:style-name="P2"><text:span text:style-name="T4">SET</text:span><text:span text:style-name="T3"> @Phone</text:span><text:span text:style-name="T5">=</text:span><text:span text:style-name="T7">'(5)911-8971'</text:span><text:span text:style-name="T5">;</text:span></text:p>
      <text:p text:style-name="P2"><text:span text:style-name="T4">SET</text:span><text:span text:style-name="T3"> @Fax</text:span><text:span text:style-name="T5">=</text:span><text:span text:style-name="T7">'(5)911-8972'</text:span><text:span text:style-name="T5">;</text:span></text:p>
      <text:p text:style-name="P2"><text:span text:style-name="T4">EXECUTE</text:span><text:span text:style-name="T3"> spUpdateCustomerById</text:span><text:span text:style-name="T4"> </text:span><text:span text:style-name="T3">@CustomerID</text:span><text:span text:style-name="T5">,</text:span><text:span text:style-name="T3">@CompanyName</text:span><text:span text:style-name="T5">,</text:span><text:span text:style-name="T3">@ContactName</text:span><text:span text:style-name="T5">,</text:span><text:span text:style-name="T3">@ContactTitle</text:span><text:span text:style-name="T5">,</text:span><text:span text:style-name="T3">@Address</text:span><text:span text:style-name="T5">,</text:span><text:span text:style-name="T3">@City</text:span><text:span text:style-name="T5">,</text:span><text:span text:style-name="T3">@Region</text:span><text:span text:style-name="T5">,</text:span><text:span text:style-name="T3">@PostalCode</text:span><text:span text:style-name="T5">,</text:span><text:span text:style-name="T3">@Country</text:span><text:span text:style-name="T5">,</text:span><text:span text:style-name="T3">@Phone</text:span><text:span text:style-name="T5">,</text:span><text:span text:style-name="T3">@Fax</text:span></text:p>
      <text:p text:style-name="P2"><text:span text:style-name="T4">SELECT</text:span><text:span text:style-name="T3"> </text:span><text:span text:style-name="T5">*</text:span><text:span text:style-name="T3"> </text:span><text:span text:style-name="T4">FROM</text:span><text:span text:style-name="T3"> CUSTOMERS </text:span><text:span text:style-name="T4">WHERE</text:span><text:span text:style-name="T3"> CustomerID</text:span><text:span text:style-name="T5">=</text:span><text:span text:style-name="T7">'CHOPS'</text:span><text:span text:style-name="T5">;</text:span></text:p>
      <text:p text:style-name="P2"><draw:frame draw:style-name="fr1" draw:name="7" text:anchor-type="as-char" svg:width="14.658cm" style:rel-width="scale" svg:height="8.943cm" style:rel-height="scale" draw:z-index="6"><draw:object-ole xlink:href="./OleObj7" xlink:type="simple" xlink:show="embed" xlink:actuate="onLoad"/><draw:image xlink:href="./ObjectReplacements/OleObj7" xlink:type="simple" xlink:show="embed" xlink:actuate="onLoad"/></draw:frame></text:p>
      <text:p text:style-name="P2"><draw:frame draw:style-name="fr1" draw:name="8" text:anchor-type="as-char" svg:width="14.658cm" style:rel-width="scale" svg:height="5.08cm" style:rel-height="scale" draw:z-index="7"><draw:object-ole xlink:href="./OleObj8" xlink:type="simple" xlink:show="embed" xlink:actuate="onLoad"/><draw:image xlink:href="./ObjectReplacements/OleObj8" xlink:type="simple" xlink:show="embed" xlink:actuate="onLoad"/></draw:frame></text:p>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nsolas" svg:font-family="Consola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document-statistic meta:table-count="0" meta:image-count="0" meta:object-count="8" meta:page-count="9" meta:paragraph-count="188" meta:word-count="590" meta:character-count="5580" meta:non-whitespace-character-count="4861"/>
  </office:meta>
</office:document-meta>
</file>